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266_mixedin.Color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266_mixedin.from( int 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ssue3266_mixedin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266_mixedin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lorMixedIn.from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MixedIn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